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467cm" svg:height="8.7cm" svg:x="0cm" svg:y="0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3-01-20T14:45:40.516655329</dc:date>
    <meta:editing-duration>PT5M55S</meta:editing-duration>
    <meta:editing-cycles>23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6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468cm" svg:height="8.701cm" xlink:href="." xlink:type="simple" chart:class="chart:scatter" chart:style-name="ch1">
        <chart:plot-area chart:style-name="ch2" chart:data-source-has-labels="both" svg:x="0.309cm" svg:y="0.174cm" svg:width="14.85cm" svg:height="8.353cm">
          <chart:coordinate-region svg:x="0.851cm" svg:y="0.373cm" svg:width="14.214cm" svg:height="7.955cm"/>
          <chart:axis chart:dimension="x" chart:name="primary-x" chart:style-name="ch3" chartooo:axis-type="auto">
            <chart:categories table:cell-range-address="local-table.$A$2:.$A$602"/>
          </chart:axis>
          <chart:axis chart:dimension="y" chart:name="primary-y" chart:style-name="ch4"/>
          <chart:series chart:style-name="ch5" chart:values-cell-range-address="local-table.$C$2:.$C$602" chart:label-cell-address="local-table.$C$1" chart:class="chart:scatter">
            <chart:domain table:cell-range-address="local-table.$B$2:.$B$602"/>
            <chart:data-point chart:repeated="60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999780683474845">
                <text:p>-0.9997806834748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999122830098858">
                <text:p>-0.9991228300988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996492859249504">
                <text:p>-0.9964928592495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994521895368273">
                <text:p>-0.994521895368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989272332962988">
                <text:p>-0.9892723329629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985996037070505">
                <text:p>-0.985996037070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978147600733806">
                <text:p>-0.9781476007338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97357890287316">
                <text:p>-0.973578902873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963162566797658">
                <text:p>-0.9631625667976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957319497532067">
                <text:p>-0.9573194975320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944376370237481">
                <text:p>-0.9443763702374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937281989491891">
                <text:p>-0.9372819894918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9218631515885">
                <text:p>-0.92186315158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913545457642601">
                <text:p>-0.9135454576426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895711760239413">
                <text:p>-0.8957117602394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886203579231215">
                <text:p>-0.886203579231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876306680043864">
                <text:p>-0.8763066800438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0.866025403784439">
                <text:p>-0.8660254037844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855364260160507">
                <text:p>-0.8553642601605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832921240710099">
                <text:p>-0.8329212407100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821149209133704">
                <text:p>-0.8211492091337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796529918024196">
                <text:p>-0.7965299180241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78369345732584">
                <text:p>-0.783693457325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756995055651756">
                <text:p>-0.7569950556517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743144825477394">
                <text:p>-0.74314482547739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728968627421412">
                <text:p>-0.7289686274214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714472679632803">
                <text:p>-0.7144726796328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699663340513366">
                <text:p>-0.6996633405133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669130606358858">
                <text:p>-0.6691306063588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653420603990106">
                <text:p>-0.6534206039901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63742398974869">
                <text:p>-0.637423989748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62114778027831">
                <text:p>-0.621147780278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604599114862375">
                <text:p>-0.6045991148623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570713567684432">
                <text:p>-0.5707135676844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553391549243344">
                <text:p>-0.5533915492433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535826794978997">
                <text:p>-0.5358267949789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51802700937313">
                <text:p>-0.518027009373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463296035119862">
                <text:p>-0.4632960351198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444635179184928">
                <text:p>-0.4446351791849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425779291565073">
                <text:p>-0.4257792915650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4067366430758">
                <text:p>-0.40673664307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387515586452103">
                <text:p>-0.3875155864521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348572047321815">
                <text:p>-0.3485720473218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328866646738583">
                <text:p>-0.3288666467385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309016994374948">
                <text:p>-0.3090169943749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289031796944472">
                <text:p>-0.2890317969444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268919820615266">
                <text:p>-0.2689198206152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228350870110656">
                <text:p>-0.2283508701106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207911690817759">
                <text:p>-0.2079116908177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187381314585725">
                <text:p>-0.1873813145857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166768746716102">
                <text:p>-0.1667687467161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146083028562412">
                <text:p>-0.1460830285624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104528463267654">
                <text:p>-0.1045284632676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0836778433323157">
                <text:p>-0.08367784333231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0627905195293135">
                <text:p>-0.06279051952931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0418756537291998">
                <text:p>-0.04187565372919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020942419883357">
                <text:p>-0.0209424198833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6.12323399573677E-017">
                <text:p>-6.12323399573677E-0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0209424198833567">
                <text:p>0.02094241988335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0418756537291994">
                <text:p>0.04187565372919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0627905195293132">
                <text:p>0.06279051952931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0836778433323153">
                <text:p>0.08367784333231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104528463267653">
                <text:p>0.1045284632676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146083028562411">
                <text:p>0.1460830285624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166768746716102">
                <text:p>0.1667687467161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187381314585724">
                <text:p>0.1873813145857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207911690817759">
                <text:p>0.2079116908177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228350870110656">
                <text:p>0.2283508701106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268919820615266">
                <text:p>0.2689198206152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289031796944471">
                <text:p>0.2890317969444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328866646738583">
                <text:p>0.3288666467385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348572047321815">
                <text:p>0.3485720473218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387515586452103">
                <text:p>0.3875155864521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4067366430758">
                <text:p>0.40673664307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425779291565072">
                <text:p>0.4257792915650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444635179184927">
                <text:p>0.4446351791849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463296035119862">
                <text:p>0.4632960351198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51802700937313">
                <text:p>0.518027009373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535826794978996">
                <text:p>0.5358267949789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553391549243344">
                <text:p>0.5533915492433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570713567684432">
                <text:p>0.57071356768443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604599114862375">
                <text:p>0.604599114862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62114778027831">
                <text:p>0.6211477802783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.653420603990105">
                <text:p>0.6534206039901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669130606358858">
                <text:p>0.6691306063588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699663340513366">
                <text:p>0.6996633405133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714472679632803">
                <text:p>0.7144726796328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728968627421411">
                <text:p>0.7289686274214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743144825477394">
                <text:p>0.7431448254773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.756995055651756">
                <text:p>0.7569950556517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783693457325839">
                <text:p>0.7836934573258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796529918024196">
                <text:p>0.79652991802419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821149209133704">
                <text:p>0.8211492091337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832921240710099">
                <text:p>0.8329212407100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855364260160506">
                <text:p>0.8553642601605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0.866025403784438">
                <text:p>0.8660254037844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876306680043863">
                <text:p>0.8763066800438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886203579231215">
                <text:p>0.8862035792312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895711760239413">
                <text:p>0.8957117602394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913545457642601">
                <text:p>0.9135454576426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9218631515885">
                <text:p>0.92186315158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937281989491891">
                <text:p>0.9372819894918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.944376370237481">
                <text:p>0.94437637023748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.957319497532067">
                <text:p>0.9573194975320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.963162566797658">
                <text:p>0.9631625667976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97357890287316">
                <text:p>0.973578902873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978147600733806">
                <text:p>0.9781476007338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985996037070505">
                <text:p>0.9859960370705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989272332962988">
                <text:p>0.98927233296298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996492859249504">
                <text:p>0.9964928592495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999122830098858">
                <text:p>0.99912283009885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999780683474845">
                <text:p>0.9997806834748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0.999780683474845">
                <text:p>0.9997806834748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0.999122830098858">
                <text:p>0.9991228300988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0.996492859249504">
                <text:p>0.99649285924950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0.994521895368273">
                <text:p>0.99452189536827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0.992114701314478">
                <text:p>0.9921147013144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0.989272332962988">
                <text:p>0.9892723329629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0.985996037070505">
                <text:p>0.9859960370705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0.978147600733806">
                <text:p>0.9781476007338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0.97357890287316">
                <text:p>0.973578902873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0.968583161128631">
                <text:p>0.9685831611286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0.963162566797658">
                <text:p>0.9631625667976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0.957319497532067">
                <text:p>0.9573194975320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0.944376370237481">
                <text:p>0.9443763702374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0.937281989491892">
                <text:p>0.9372819894918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0.929776485888251">
                <text:p>0.9297764858882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0.921863151588501">
                <text:p>0.9218631515885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0.913545457642601">
                <text:p>0.9135454576426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0.895711760239413">
                <text:p>0.8957117602394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0.886203579231215">
                <text:p>0.8862035792312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0.876306680043864">
                <text:p>0.8763066800438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0.855364260160507">
                <text:p>0.85536426016050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0.8329212407101">
                <text:p>0.83292124071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0.821149209133704">
                <text:p>0.8211492091337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0.796529918024196">
                <text:p>0.7965299180241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0.78369345732584">
                <text:p>0.783693457325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0.756995055651757">
                <text:p>0.7569950556517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0.743144825477395">
                <text:p>0.7431448254773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0.728968627421412">
                <text:p>0.7289686274214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0.714472679632804">
                <text:p>0.7144726796328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0.699663340513366">
                <text:p>0.6996633405133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0.669130606358859">
                <text:p>0.6691306063588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0.653420603990106">
                <text:p>0.65342060399010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0.63742398974869">
                <text:p>0.637423989748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0.621147780278311">
                <text:p>0.6211477802783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0.604599114862375">
                <text:p>0.6045991148623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0.570713567684432">
                <text:p>0.5707135676844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0.553391549243344">
                <text:p>0.5533915492433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0.535826794978997">
                <text:p>0.5358267949789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0.51802700937313">
                <text:p>0.5180270093731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.02">
                <text:p>4.02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04">
                <text:p>4.04</text:p>
              </table:table-cell>
              <table:table-cell office:value-type="float" office:value="0.463296035119862">
                <text:p>0.4632960351198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.06">
                <text:p>4.06</text:p>
              </table:table-cell>
              <table:table-cell office:value-type="float" office:value="0.444635179184927">
                <text:p>0.44463517918492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08">
                <text:p>4.08</text:p>
              </table:table-cell>
              <table:table-cell office:value-type="float" office:value="0.425779291565073">
                <text:p>0.4257792915650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1">
                <text:p>4.1</text:p>
              </table:table-cell>
              <table:table-cell office:value-type="float" office:value="0.406736643075801">
                <text:p>0.40673664307580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.12">
                <text:p>4.12</text:p>
              </table:table-cell>
              <table:table-cell office:value-type="float" office:value="0.387515586452103">
                <text:p>0.3875155864521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14">
                <text:p>4.1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.16">
                <text:p>4.16</text:p>
              </table:table-cell>
              <table:table-cell office:value-type="float" office:value="0.348572047321815">
                <text:p>0.3485720473218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.18">
                <text:p>4.18</text:p>
              </table:table-cell>
              <table:table-cell office:value-type="float" office:value="0.328866646738584">
                <text:p>0.32886664673858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2">
                <text:p>4.2</text:p>
              </table:table-cell>
              <table:table-cell office:value-type="float" office:value="0.309016994374948">
                <text:p>0.3090169943749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.22">
                <text:p>4.22</text:p>
              </table:table-cell>
              <table:table-cell office:value-type="float" office:value="0.289031796944471">
                <text:p>0.28903179694447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.24">
                <text:p>4.24</text:p>
              </table:table-cell>
              <table:table-cell office:value-type="float" office:value="0.268919820615266">
                <text:p>0.26891982061526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.26">
                <text:p>4.2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.28">
                <text:p>4.28</text:p>
              </table:table-cell>
              <table:table-cell office:value-type="float" office:value="0.228350870110656">
                <text:p>0.2283508701106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.3">
                <text:p>4.3</text:p>
              </table:table-cell>
              <table:table-cell office:value-type="float" office:value="0.20791169081776">
                <text:p>0.2079116908177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.32">
                <text:p>4.32</text:p>
              </table:table-cell>
              <table:table-cell office:value-type="float" office:value="0.187381314585725">
                <text:p>0.1873813145857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34">
                <text:p>4.34</text:p>
              </table:table-cell>
              <table:table-cell office:value-type="float" office:value="0.166768746716103">
                <text:p>0.1667687467161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36">
                <text:p>4.36</text:p>
              </table:table-cell>
              <table:table-cell office:value-type="float" office:value="0.146083028562412">
                <text:p>0.1460830285624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38">
                <text:p>4.38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4">
                <text:p>4.4</text:p>
              </table:table-cell>
              <table:table-cell office:value-type="float" office:value="0.104528463267653">
                <text:p>0.10452846326765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42">
                <text:p>4.42</text:p>
              </table:table-cell>
              <table:table-cell office:value-type="float" office:value="0.0836778433323158">
                <text:p>0.08367784333231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.44">
                <text:p>4.44</text:p>
              </table:table-cell>
              <table:table-cell office:value-type="float" office:value="0.0627905195293141">
                <text:p>0.062790519529314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.46">
                <text:p>4.46</text:p>
              </table:table-cell>
              <table:table-cell office:value-type="float" office:value="0.0418756537291999">
                <text:p>0.041875653729199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.48">
                <text:p>4.48</text:p>
              </table:table-cell>
              <table:table-cell office:value-type="float" office:value="0.0209424198833567">
                <text:p>0.02094241988335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5">
                <text:p>4.5</text:p>
              </table:table-cell>
              <table:table-cell office:value-type="float" office:value="1.83697019872103E-016">
                <text:p>1.83697019872103E-0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.52">
                <text:p>4.52</text:p>
              </table:table-cell>
              <table:table-cell office:value-type="float" office:value="-0.0209424198833564">
                <text:p>-0.02094241988335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.54">
                <text:p>4.54</text:p>
              </table:table-cell>
              <table:table-cell office:value-type="float" office:value="-0.0418756537291995">
                <text:p>-0.04187565372919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56">
                <text:p>4.56</text:p>
              </table:table-cell>
              <table:table-cell office:value-type="float" office:value="-0.0627905195293137">
                <text:p>-0.062790519529313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58">
                <text:p>4.58</text:p>
              </table:table-cell>
              <table:table-cell office:value-type="float" office:value="-0.0836778433323154">
                <text:p>-0.083677843332315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6">
                <text:p>4.6</text:p>
              </table:table-cell>
              <table:table-cell office:value-type="float" office:value="-0.104528463267653">
                <text:p>-0.10452846326765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62">
                <text:p>4.62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.64">
                <text:p>4.64</text:p>
              </table:table-cell>
              <table:table-cell office:value-type="float" office:value="-0.146083028562412">
                <text:p>-0.1460830285624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66">
                <text:p>4.66</text:p>
              </table:table-cell>
              <table:table-cell office:value-type="float" office:value="-0.166768746716102">
                <text:p>-0.16676874671610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68">
                <text:p>4.68</text:p>
              </table:table-cell>
              <table:table-cell office:value-type="float" office:value="-0.187381314585723">
                <text:p>-0.1873813145857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7">
                <text:p>4.7</text:p>
              </table:table-cell>
              <table:table-cell office:value-type="float" office:value="-0.207911690817759">
                <text:p>-0.2079116908177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.72">
                <text:p>4.72</text:p>
              </table:table-cell>
              <table:table-cell office:value-type="float" office:value="-0.228350870110655">
                <text:p>-0.22835087011065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.74">
                <text:p>4.74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.76">
                <text:p>4.76</text:p>
              </table:table-cell>
              <table:table-cell office:value-type="float" office:value="-0.268919820615265">
                <text:p>-0.26891982061526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78">
                <text:p>4.78</text:p>
              </table:table-cell>
              <table:table-cell office:value-type="float" office:value="-0.289031796944471">
                <text:p>-0.28903179694447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.8">
                <text:p>4.8</text:p>
              </table:table-cell>
              <table:table-cell office:value-type="float" office:value="-0.309016994374946">
                <text:p>-0.30901699437494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.82">
                <text:p>4.82</text:p>
              </table:table-cell>
              <table:table-cell office:value-type="float" office:value="-0.328866646738583">
                <text:p>-0.3288666467385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.84">
                <text:p>4.84</text:p>
              </table:table-cell>
              <table:table-cell office:value-type="float" office:value="-0.348572047321814">
                <text:p>-0.3485720473218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.86">
                <text:p>4.86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88">
                <text:p>4.88</text:p>
              </table:table-cell>
              <table:table-cell office:value-type="float" office:value="-0.387515586452102">
                <text:p>-0.38751558645210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.9">
                <text:p>4.9</text:p>
              </table:table-cell>
              <table:table-cell office:value-type="float" office:value="-0.4067366430758">
                <text:p>-0.40673664307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.92">
                <text:p>4.92</text:p>
              </table:table-cell>
              <table:table-cell office:value-type="float" office:value="-0.425779291565072">
                <text:p>-0.42577929156507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.94">
                <text:p>4.94</text:p>
              </table:table-cell>
              <table:table-cell office:value-type="float" office:value="-0.444635179184926">
                <text:p>-0.4446351791849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.96">
                <text:p>4.96</text:p>
              </table:table-cell>
              <table:table-cell office:value-type="float" office:value="-0.463296035119861">
                <text:p>-0.46329603511986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.98">
                <text:p>4.9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">
                <text:p>5</text:p>
              </table:table-cell>
              <table:table-cell office:value-type="float" office:value="-0.499999999999999">
                <text:p>-0.49999999999999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.02">
                <text:p>5.02</text:p>
              </table:table-cell>
              <table:table-cell office:value-type="float" office:value="-0.518027009373129">
                <text:p>-0.51802700937312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.04">
                <text:p>5.04</text:p>
              </table:table-cell>
              <table:table-cell office:value-type="float" office:value="-0.535826794978996">
                <text:p>-0.53582679497899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06">
                <text:p>5.06</text:p>
              </table:table-cell>
              <table:table-cell office:value-type="float" office:value="-0.553391549243344">
                <text:p>-0.5533915492433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08">
                <text:p>5.08</text:p>
              </table:table-cell>
              <table:table-cell office:value-type="float" office:value="-0.570713567684431">
                <text:p>-0.5707135676844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1">
                <text:p>5.1</text:p>
              </table:table-cell>
              <table:table-cell office:value-type="float" office:value="-0.587785252292472">
                <text:p>-0.58778525229247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12">
                <text:p>5.12</text:p>
              </table:table-cell>
              <table:table-cell office:value-type="float" office:value="-0.604599114862374">
                <text:p>-0.60459911486237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14">
                <text:p>5.14</text:p>
              </table:table-cell>
              <table:table-cell office:value-type="float" office:value="-0.62114778027831">
                <text:p>-0.621147780278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16">
                <text:p>5.16</text:p>
              </table:table-cell>
              <table:table-cell office:value-type="float" office:value="-0.637423989748689">
                <text:p>-0.6374239897486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.18">
                <text:p>5.18</text:p>
              </table:table-cell>
              <table:table-cell office:value-type="float" office:value="-0.653420603990105">
                <text:p>-0.6534206039901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.2">
                <text:p>5.2</text:p>
              </table:table-cell>
              <table:table-cell office:value-type="float" office:value="-0.669130606358858">
                <text:p>-0.6691306063588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.22">
                <text:p>5.2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.24">
                <text:p>5.24</text:p>
              </table:table-cell>
              <table:table-cell office:value-type="float" office:value="-0.699663340513365">
                <text:p>-0.69966334051336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26">
                <text:p>5.26</text:p>
              </table:table-cell>
              <table:table-cell office:value-type="float" office:value="-0.714472679632803">
                <text:p>-0.71447267963280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28">
                <text:p>5.28</text:p>
              </table:table-cell>
              <table:table-cell office:value-type="float" office:value="-0.728968627421411">
                <text:p>-0.7289686274214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.3">
                <text:p>5.3</text:p>
              </table:table-cell>
              <table:table-cell office:value-type="float" office:value="-0.743144825477394">
                <text:p>-0.7431448254773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.32">
                <text:p>5.32</text:p>
              </table:table-cell>
              <table:table-cell office:value-type="float" office:value="-0.756995055651756">
                <text:p>-0.75699505565175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.34">
                <text:p>5.34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36">
                <text:p>5.36</text:p>
              </table:table-cell>
              <table:table-cell office:value-type="float" office:value="-0.783693457325839">
                <text:p>-0.7836934573258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38">
                <text:p>5.38</text:p>
              </table:table-cell>
              <table:table-cell office:value-type="float" office:value="-0.796529918024196">
                <text:p>-0.7965299180241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4">
                <text:p>5.4</text:p>
              </table:table-cell>
              <table:table-cell office:value-type="float" office:value="-0.809016994374947">
                <text:p>-0.8090169943749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.42">
                <text:p>5.42</text:p>
              </table:table-cell>
              <table:table-cell office:value-type="float" office:value="-0.821149209133704">
                <text:p>-0.82114920913370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.44">
                <text:p>5.44</text:p>
              </table:table-cell>
              <table:table-cell office:value-type="float" office:value="-0.832921240710099">
                <text:p>-0.83292124071009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46">
                <text:p>5.4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.48">
                <text:p>5.48</text:p>
              </table:table-cell>
              <table:table-cell office:value-type="float" office:value="-0.855364260160507">
                <text:p>-0.85536426016050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.5">
                <text:p>5.5</text:p>
              </table:table-cell>
              <table:table-cell office:value-type="float" office:value="-0.866025403784438">
                <text:p>-0.8660254037844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.52">
                <text:p>5.52</text:p>
              </table:table-cell>
              <table:table-cell office:value-type="float" office:value="-0.876306680043863">
                <text:p>-0.8763066800438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54">
                <text:p>5.54</text:p>
              </table:table-cell>
              <table:table-cell office:value-type="float" office:value="-0.886203579231215">
                <text:p>-0.88620357923121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.56">
                <text:p>5.56</text:p>
              </table:table-cell>
              <table:table-cell office:value-type="float" office:value="-0.895711760239413">
                <text:p>-0.89571176023941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.58">
                <text:p>5.58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.6">
                <text:p>5.6</text:p>
              </table:table-cell>
              <table:table-cell office:value-type="float" office:value="-0.913545457642601">
                <text:p>-0.91354545764260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.62">
                <text:p>5.62</text:p>
              </table:table-cell>
              <table:table-cell office:value-type="float" office:value="-0.9218631515885">
                <text:p>-0.921863151588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.64">
                <text:p>5.64</text:p>
              </table:table-cell>
              <table:table-cell office:value-type="float" office:value="-0.929776485888251">
                <text:p>-0.92977648588825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.66">
                <text:p>5.66</text:p>
              </table:table-cell>
              <table:table-cell office:value-type="float" office:value="-0.937281989491891">
                <text:p>-0.93728198949189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.68">
                <text:p>5.68</text:p>
              </table:table-cell>
              <table:table-cell office:value-type="float" office:value="-0.944376370237481">
                <text:p>-0.9443763702374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7">
                <text:p>5.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.72">
                <text:p>5.72</text:p>
              </table:table-cell>
              <table:table-cell office:value-type="float" office:value="-0.957319497532067">
                <text:p>-0.9573194975320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.74">
                <text:p>5.74</text:p>
              </table:table-cell>
              <table:table-cell office:value-type="float" office:value="-0.963162566797658">
                <text:p>-0.9631625667976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.76">
                <text:p>5.76</text:p>
              </table:table-cell>
              <table:table-cell office:value-type="float" office:value="-0.968583161128631">
                <text:p>-0.96858316112863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78">
                <text:p>5.78</text:p>
              </table:table-cell>
              <table:table-cell office:value-type="float" office:value="-0.97357890287316">
                <text:p>-0.9735789028731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8">
                <text:p>5.8</text:p>
              </table:table-cell>
              <table:table-cell office:value-type="float" office:value="-0.978147600733806">
                <text:p>-0.97814760073380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82">
                <text:p>5.8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.84">
                <text:p>5.84</text:p>
              </table:table-cell>
              <table:table-cell office:value-type="float" office:value="-0.985996037070505">
                <text:p>-0.9859960370705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86">
                <text:p>5.86</text:p>
              </table:table-cell>
              <table:table-cell office:value-type="float" office:value="-0.989272332962988">
                <text:p>-0.98927233296298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88">
                <text:p>5.88</text:p>
              </table:table-cell>
              <table:table-cell office:value-type="float" office:value="-0.992114701314478">
                <text:p>-0.99211470131447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.9">
                <text:p>5.9</text:p>
              </table:table-cell>
              <table:table-cell office:value-type="float" office:value="-0.994521895368273">
                <text:p>-0.9945218953682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.92">
                <text:p>5.92</text:p>
              </table:table-cell>
              <table:table-cell office:value-type="float" office:value="-0.996492859249504">
                <text:p>-0.9964928592495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94">
                <text:p>5.9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96">
                <text:p>5.96</text:p>
              </table:table-cell>
              <table:table-cell office:value-type="float" office:value="-0.999122830098858">
                <text:p>-0.99912283009885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98">
                <text:p>5.98</text:p>
              </table:table-cell>
              <table:table-cell office:value-type="float" office:value="-0.999780683474845">
                <text:p>-0.99978068347484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">
                <text:p>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